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0800000008FAA3659C24F98C48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kar1" svg:font-family="aakar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8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9.1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9.815cm" fo:padding-top="0.15cm" fo:padding-bottom="0.15cm" fo:padding-left="0.275cm" fo:padding-right="0.275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2.122cm" fo:min-width="1.2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122cm" fo:min-width="1.272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cm" svg:stroke-color="#000000" draw:marker-start="Arrow" draw:marker-start-width="0.1cm" draw:marker-end="" draw:marker-end-width="0.293cm" draw:fill="none" draw:textarea-vertical-align="middle" fo:padding-top="0.13cm" fo:padding-bottom="0.13cm" fo:padding-left="0.255cm" fo:padding-right="0.255cm"/>
    </style:style>
    <style:style style:name="gr8" style:family="graphic" style:parent-style-name="objectwithoutfill">
      <style:graphic-properties svg:stroke-width="0.01cm" svg:stroke-color="#000000" draw:marker-start="" draw:marker-start-width="0.1cm" draw:marker-end="" draw:marker-end-width="0.293cm" draw:fill="none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1cm" svg:stroke-color="#000000" draw:marker-start="Arrow" draw:marker-start-width="0.1cm" draw:marker-end="" draw:marker-end-width="0.293cm" draw:fill="none" draw:fill-color="#ffffff" draw:textarea-vertical-align="middle" fo:padding-top="0.13cm" fo:padding-bottom="0.13cm" fo:padding-left="0.255cm" fo:padding-right="0.255cm"/>
    </style:style>
    <style:style style:name="gr12" style:family="graphic" style:parent-style-name="objectwithoutfill">
      <style:graphic-properties svg:stroke-width="0.01cm" svg:stroke-color="#000000" draw:marker-start="" draw:marker-start-width="0.1cm" draw:marker-end="" draw:marker-end-width="0.293cm" draw:fill="none" draw:fill-color="#ffffff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999999" draw:opacity="0%" draw:textarea-horizontal-align="justify" draw:textarea-vertical-align="middle" draw:auto-grow-height="false" fo:min-height="1.522cm" fo:min-width="2.2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8.446cm" fo:padding-top="0.15cm" fo:padding-bottom="0.15cm" fo:padding-left="0.275cm" fo:padding-right="0.275cm"/>
    </style:style>
    <style:style style:name="gr15" style:family="graphic" style:parent-style-name="standard">
      <style:graphic-properties svg:stroke-color="#000000" draw:fill="bitmap" draw:fill-color="#000000" draw:fill-image-name="Dark_20_Downward_20_Diagonal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8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2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2cm"/>
    </style:style>
    <style:style style:name="gr20" style:family="graphic" style:parent-style-name="objectwithoutfill">
      <style:graphic-properties svg:stroke-width="0.01cm" svg:stroke-color="#000000" draw:marker-start="Arrow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72cm"/>
    </style:style>
    <style:style style:name="gr22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7.954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Fine_20_Dashed" svg:stroke-width="0.05cm" svg:stroke-color="#89c765" draw:marker-start-width="0.355cm" draw:marker-end-width="0.355cm" svg:stroke-opacity="50%" draw:fill-color="#89c765" draw:opacity="0%" draw:textarea-horizontal-align="justify" draw:textarea-vertical-align="middle" draw:auto-grow-height="false" fo:min-height="0.3cm" fo:min-width="1.348cm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Fine_20_Dashed" svg:stroke-width="0.05cm" svg:stroke-color="#89c765" draw:marker-start-width="0.43cm" draw:marker-end-width="0.43cm" svg:stroke-opacity="50%" draw:fill="solid" draw:fill-color="#89c765" draw:opacity="0%" draw:textarea-vertical-align="middle" draw:auto-grow-height="false" fo:min-height="0.3cm" fo:min-width="1.348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4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86cm"/>
    </style:style>
    <style:style style:name="gr28" style:family="graphic" style:parent-style-name="standard">
      <style:graphic-properties draw:stroke="dash" draw:stroke-dash="Fine_20_Dashed" svg:stroke-width="0.05cm" svg:stroke-color="#89c765" draw:marker-start-width="0.355cm" draw:marker-end-width="0.355cm" svg:stroke-opacity="50%" draw:fill-color="#89c765" draw:opacity="0%" draw:textarea-horizontal-align="justify" draw:textarea-vertical-align="middle" draw:auto-grow-height="false" fo:min-height="0.3cm" fo:min-width="0.34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7cm"/>
    </style:style>
    <style:style style:name="gr30" style:family="graphic" style:parent-style-name="Object_20_with_20_no_20_fill_20_and_20_no_20_line">
      <style:graphic-properties draw:textarea-vertical-align="middle" draw:ole-draw-aspect="1" style:protect="siz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36cm"/>
    </style:style>
    <style:style style:name="gr33" style:family="graphic" style:parent-style-name="objectwithoutfill">
      <style:graphic-properties svg:stroke-width="0.028cm" svg:stroke-color="#89c765" draw:marker-start="Arrow" draw:marker-start-width="0.2cm" draw:marker-end="" draw:marker-end-width="0.3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5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624cm"/>
    </style:style>
    <style:style style:name="gr36" style:family="graphic" style:parent-style-name="standard">
      <style:graphic-properties svg:stroke-color="#000000" draw:fill="bitmap" draw:fill-color="#000000" draw:fill-image-name="Dark_20_Downward_20_Diagonal" draw:opacity="100%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cm"/>
    </style:style>
    <style:style style:name="gr3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width="0.05cm" svg:stroke-color="#89c765" draw:marker-start-width="0.355cm" draw:marker-end-width="0.355cm" draw:fill-color="#89c765" draw:opacity="25%" draw:textarea-horizontal-align="justify" draw:textarea-vertical-align="middle" draw:auto-grow-height="false" fo:min-height="0.3cm" fo:min-width="12.016cm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-color="#000000" draw:opacity="97%" draw:textarea-horizontal-align="justify" draw:textarea-vertical-align="middle" draw:auto-grow-height="false" fo:min-height="0cm" fo:min-width="0cm"/>
    </style:style>
    <style:style style:name="gr4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89c765" draw:opacity="25%"/>
      <style:paragraph-properties fo:text-align="center"/>
      <style:text-properties style:font-name="aakar"/>
    </style:style>
    <style:style style:name="P2" style:family="paragraph">
      <loext:graphic-properties draw:fill-color="#999999" draw:opacity="0%"/>
      <style:paragraph-properties fo:text-align="center"/>
      <style:text-properties style:font-name="aakar"/>
    </style:style>
    <style:style style:name="P3" style:family="paragraph">
      <loext:graphic-properties draw:fill-color="#ffffff" draw:opacity="0%"/>
      <style:paragraph-properties fo:text-align="center"/>
      <style:text-properties style:font-name="aakar"/>
    </style:style>
    <style:style style:name="P4" style:family="paragraph">
      <loext:graphic-properties draw:fill-color="#000000"/>
      <style:paragraph-properties fo:text-align="center"/>
      <style:text-properties style:font-name="aakar"/>
    </style:style>
    <style:style style:name="P5" style:family="paragraph">
      <loext:graphic-properties draw:fill="none"/>
      <style:paragraph-properties fo:text-align="center"/>
      <style:text-properties style:font-name="aakar"/>
    </style:style>
    <style:style style:name="P6" style:family="paragraph">
      <loext:graphic-properties draw:fill-color="#000000" draw:opacity="0%"/>
      <style:paragraph-properties fo:text-align="center"/>
      <style:text-properties style:font-name="aakar"/>
    </style:style>
    <style:style style:name="P7" style:family="paragraph">
      <loext:graphic-properties draw:fill-color="#ffffff"/>
      <style:paragraph-properties fo:text-align="center"/>
      <style:text-properties style:font-name="aakar"/>
    </style:style>
    <style:style style:name="P8" style:family="paragraph">
      <loext:graphic-properties draw:fill="none" draw:fill-color="#ffffff"/>
      <style:paragraph-properties fo:text-align="center"/>
      <style:text-properties style:font-name="aakar"/>
    </style:style>
    <style:style style:name="P9" style:family="paragraph">
      <loext:graphic-properties draw:fill="bitmap" draw:fill-color="#000000" draw:fill-image-name="Dark_20_Downward_20_Diagonal"/>
      <style:paragraph-properties fo:text-align="center"/>
      <style:text-properties style:font-name="aakar"/>
    </style:style>
    <style:style style:name="P10" style:family="paragraph">
      <loext:graphic-properties draw:fill="none" draw:fill-color="#ffffff"/>
      <style:text-properties style:font-name="aakar" fo:font-size="18pt"/>
    </style:style>
    <style:style style:name="P11" style:family="paragraph">
      <loext:graphic-properties draw:fill="none" draw:fill-color="#ffffff"/>
      <style:text-properties style:font-name="aakar" fo:font-size="11pt" style:font-size-asian="11pt" style:font-size-complex="11pt"/>
    </style:style>
    <style:style style:name="P12" style:family="paragraph">
      <loext:graphic-properties draw:fill="none" draw:fill-color="#ffffff"/>
      <style:text-properties style:font-name="aakar" fo:font-size="13pt" style:font-size-asian="13pt" style:font-size-complex="13pt"/>
    </style:style>
    <style:style style:name="P13" style:family="paragraph">
      <loext:graphic-properties draw:fill-color="#89c765" draw:opacity="0%"/>
      <style:paragraph-properties fo:text-align="center"/>
      <style:text-properties style:font-name="aakar"/>
    </style:style>
    <style:style style:name="P14" style:family="paragraph">
      <loext:graphic-properties draw:fill="solid" draw:fill-color="#89c765" draw:opacity="0%"/>
      <style:paragraph-properties fo:text-align="center"/>
      <style:text-properties style:font-name="aakar"/>
    </style:style>
    <style:style style:name="P15" style:family="paragraph">
      <loext:graphic-properties draw:fill="none" draw:fill-color="#ffffff"/>
      <style:text-properties style:font-name="aakar" fo:font-size="13pt" style:font-size-asian="15pt" style:font-size-complex="15pt"/>
    </style:style>
    <style:style style:name="P16" style:family="paragraph">
      <loext:graphic-properties draw:fill="none" draw:fill-color="#ffffff"/>
      <style:text-properties style:font-name="aakar" fo:font-size="11pt" style:font-size-asian="13pt" style:font-size-complex="13pt"/>
    </style:style>
    <style:style style:name="P17" style:family="paragraph">
      <style:paragraph-properties fo:text-align="center"/>
      <style:text-properties style:font-name="aakar"/>
    </style:style>
    <style:style style:name="P18" style:family="paragraph">
      <style:paragraph-properties fo:text-align="center"/>
      <style:text-properties style:font-name="aakar" fo:font-size="40pt" style:font-size-asian="40pt" style:font-size-complex="4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style:font-name="aakar" fo:font-size="15pt" style:font-size-asian="15pt" style:font-size-complex="15pt"/>
    </style:style>
    <style:style style:name="P21" style:family="paragraph">
      <loext:graphic-properties draw:fill="bitmap" draw:fill-color="#000000" draw:fill-image-name="Dark_20_Downward_20_Diagonal" draw:opacity="100%"/>
      <style:paragraph-properties fo:text-align="center"/>
      <style:text-properties style:font-name="aakar"/>
    </style:style>
    <style:style style:name="P22" style:family="paragraph">
      <loext:graphic-properties draw:fill-color="#000000" draw:opacity="100%"/>
      <style:paragraph-properties fo:text-align="center"/>
      <style:text-properties style:font-name="aakar"/>
    </style:style>
    <style:style style:name="P23" style:family="paragraph">
      <loext:graphic-properties draw:fill-color="#000000" draw:opacity="97%"/>
      <style:paragraph-properties fo:text-align="center"/>
      <style:text-properties style:font-name="aakar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style:font-name="aakar" fo:font-size="18pt"/>
    </style:style>
    <style:style style:name="T2" style:family="text">
      <style:text-properties style:text-position="0% 100%" style:font-name="aakar" fo:font-size="11pt" style:font-size-asian="11pt" style:font-size-complex="11pt"/>
    </style:style>
    <style:style style:name="T3" style:family="text">
      <style:text-properties style:text-position="super 58%" style:font-name="aakar" fo:font-size="11pt" style:font-size-asian="11pt" style:font-size-complex="11pt"/>
    </style:style>
    <style:style style:name="T4" style:family="text">
      <style:text-properties style:text-position="0% 100%" style:font-name="aakar" fo:font-size="13pt" style:font-size-asian="13pt" style:font-size-complex="13pt"/>
    </style:style>
    <style:style style:name="T5" style:family="text">
      <style:text-properties style:text-position="super 58%" style:font-name="aakar" fo:font-size="13pt" style:font-size-asian="13pt" style:font-size-complex="13pt"/>
    </style:style>
    <style:style style:name="T6" style:family="text">
      <style:text-properties style:text-position="0% 100%" style:font-name="aakar" fo:font-size="13pt" style:font-size-asian="15pt" style:font-size-complex="15pt"/>
    </style:style>
    <style:style style:name="T7" style:family="text">
      <style:text-properties style:text-position="super 58%" style:font-name="aakar" fo:font-size="13pt" style:font-size-asian="15pt" style:font-size-complex="15pt"/>
    </style:style>
    <style:style style:name="T8" style:family="text">
      <style:text-properties style:text-position="0% 100%" style:font-name="aakar" fo:font-size="11pt" style:font-size-asian="13pt" style:font-size-complex="13pt"/>
    </style:style>
    <style:style style:name="T9" style:family="text">
      <style:text-properties style:text-position="super 58%" style:font-name="aakar" fo:font-size="11pt" style:font-size-asian="13pt" style:font-size-complex="13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akar" fo:font-size="11pt" fo:font-style="normal" fo:text-shadow="none" style:text-underline-style="none" fo:font-weight="normal" style:letter-kerning="true" style:font-name-asian="aakar1" style:font-size-asian="11pt" style:font-style-asian="normal" style:font-weight-asian="normal" style:font-name-complex="aakar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akar1" fo:font-size="11pt" style:font-name-asian="aakar1" style:font-size-asian="11pt" style:font-name-complex="aakar1" style:font-size-complex="11pt"/>
    </style:style>
    <style:style style:name="T12" style:family="text">
      <style:text-properties style:font-name="aakar" fo:font-size="11pt" style:font-size-asian="11pt" style:font-size-complex="11pt"/>
    </style:style>
    <style:style style:name="T13" style:family="text">
      <style:text-properties style:font-name="aakar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8.8cm" svg:height="0.6cm" svg:x="15.7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0.6cm" svg:x="15.7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cm" svg:height="0.6cm" svg:x="15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365cm" svg:height="0.6cm" svg:x="2.899cm" svg:y="10.0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65cm" svg:height="0.6cm" svg:x="2.899cm" svg:y="11.0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7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4cm" svg:y1="1.4cm" svg:x2="15.398cm" svg:y2="1.4cm">
          <text:p/>
        </draw:line>
        <draw:line draw:style-name="gr7" draw:text-style-name="P5" draw:layer="layout" svg:x1="16.844cm" svg:y1="1.4cm" svg:x2="16.155cm" svg:y2="1.4cm">
          <text:p/>
        </draw:line>
        <draw:line draw:style-name="gr8" draw:text-style-name="P5" draw:layer="layout" svg:x1="17.598cm" svg:y1="1.4cm" svg:x2="17.155cm" svg:y2="1.4cm">
          <text:p/>
        </draw:line>
        <draw:custom-shape draw:style-name="gr9" draw:text-style-name="P6" draw:layer="layout" svg:width="0.311cm" svg:height="0.311cm" svg:x="16.84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842cm" svg:y1="2.2cm" svg:x2="15.396cm" svg:y2="2.2cm">
          <text:p/>
        </draw:line>
        <draw:line draw:style-name="gr11" draw:text-style-name="P8" draw:layer="layout" svg:x1="16.842cm" svg:y1="2.2cm" svg:x2="16.153cm" svg:y2="2.2cm">
          <text:p/>
        </draw:line>
        <draw:line draw:style-name="gr12" draw:text-style-name="P8" draw:layer="layout" svg:x1="17.596cm" svg:y1="2.2cm" svg:x2="17.153cm" svg:y2="2.2cm">
          <text:p/>
        </draw:line>
        <draw:custom-shape draw:style-name="gr10" draw:text-style-name="P7" draw:layer="layout" svg:width="0.311cm" svg:height="0.311cm" svg:x="16.842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5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5.84cm" svg:y1="3cm" svg:x2="15.394cm" svg:y2="3cm">
          <text:p/>
        </draw:line>
        <draw:line draw:style-name="gr11" draw:text-style-name="P8" draw:layer="layout" svg:x1="16.84cm" svg:y1="3cm" svg:x2="16.151cm" svg:y2="3cm">
          <text:p/>
        </draw:line>
        <draw:line draw:style-name="gr12" draw:text-style-name="P8" draw:layer="layout" svg:x1="17.594cm" svg:y1="3cm" svg:x2="17.151cm" svg:y2="3cm">
          <text:p/>
        </draw:line>
        <draw:custom-shape draw:style-name="gr10" draw:text-style-name="P7" draw:layer="layout" svg:width="0.311cm" svg:height="0.311cm" svg:x="16.8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8.038cm" svg:y1="3cm" svg:x2="17.592cm" svg:y2="3cm">
          <text:p/>
        </draw:line>
        <draw:line draw:style-name="gr11" draw:text-style-name="P8" draw:layer="layout" svg:x1="19.038cm" svg:y1="3cm" svg:x2="18.349cm" svg:y2="3cm">
          <text:p/>
        </draw:line>
        <draw:line draw:style-name="gr12" draw:text-style-name="P8" draw:layer="layout" svg:x1="19.792cm" svg:y1="3cm" svg:x2="19.349cm" svg:y2="3cm">
          <text:p/>
        </draw:line>
        <draw:custom-shape draw:style-name="gr10" draw:text-style-name="P7" draw:layer="layout" svg:width="0.311cm" svg:height="0.311cm" svg:x="19.038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18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8.036cm" svg:y1="2.2cm" svg:x2="17.59cm" svg:y2="2.2cm">
          <text:p/>
        </draw:line>
        <draw:line draw:style-name="gr11" draw:text-style-name="P8" draw:layer="layout" svg:x1="19.036cm" svg:y1="2.2cm" svg:x2="18.347cm" svg:y2="2.2cm">
          <text:p/>
        </draw:line>
        <draw:line draw:style-name="gr12" draw:text-style-name="P8" draw:layer="layout" svg:x1="19.79cm" svg:y1="2.2cm" svg:x2="19.347cm" svg:y2="2.2cm">
          <text:p/>
        </draw:line>
        <draw:custom-shape draw:style-name="gr10" draw:text-style-name="P7" draw:layer="layout" svg:width="0.311cm" svg:height="0.311cm" svg:x="19.036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4cm" svg:y1="1.4cm" svg:x2="17.588cm" svg:y2="1.4cm">
          <text:p/>
        </draw:line>
        <draw:line draw:style-name="gr7" draw:text-style-name="P5" draw:layer="layout" svg:x1="19.034cm" svg:y1="1.4cm" svg:x2="18.345cm" svg:y2="1.4cm">
          <text:p/>
        </draw:line>
        <draw:line draw:style-name="gr8" draw:text-style-name="P5" draw:layer="layout" svg:x1="19.788cm" svg:y1="1.4cm" svg:x2="19.345cm" svg:y2="1.4cm">
          <text:p/>
        </draw:line>
        <draw:custom-shape draw:style-name="gr9" draw:text-style-name="P6" draw:layer="layout" svg:width="0.311cm" svg:height="0.311cm" svg:x="19.034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0.24cm" svg:y1="2.2cm" svg:x2="19.794cm" svg:y2="2.2cm">
          <text:p/>
        </draw:line>
        <draw:custom-shape draw:style-name="gr10" draw:text-style-name="P7" draw:layer="layout" svg:width="0.311cm" svg:height="0.311cm" svg:x="21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1.734cm" svg:y1="2.2cm" svg:x2="21.288cm" svg:y2="2.2cm">
          <text:p/>
        </draw:line>
        <draw:line draw:style-name="gr11" draw:text-style-name="P8" draw:layer="layout" svg:x1="22.734cm" svg:y1="2.2cm" svg:x2="22.045cm" svg:y2="2.2cm">
          <text:p/>
        </draw:line>
        <draw:line draw:style-name="gr12" draw:text-style-name="P8" draw:layer="layout" svg:x1="23.488cm" svg:y1="2.2cm" svg:x2="23.045cm" svg:y2="2.2cm">
          <text:p/>
        </draw:line>
        <draw:custom-shape draw:style-name="gr10" draw:text-style-name="P7" draw:layer="layout" svg:width="0.311cm" svg:height="0.311cm" svg:x="22.7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0.238cm" svg:y1="3cm" svg:x2="19.792cm" svg:y2="3cm">
          <text:p/>
        </draw:line>
        <draw:custom-shape draw:style-name="gr10" draw:text-style-name="P7" draw:layer="layout" svg:width="0.311cm" svg:height="0.311cm" svg:x="21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1.732cm" svg:y1="3cm" svg:x2="21.286cm" svg:y2="3cm">
          <text:p/>
        </draw:line>
        <draw:line draw:style-name="gr11" draw:text-style-name="P8" draw:layer="layout" svg:x1="22.732cm" svg:y1="3cm" svg:x2="22.043cm" svg:y2="3cm">
          <text:p/>
        </draw:line>
        <draw:line draw:style-name="gr12" draw:text-style-name="P8" draw:layer="layout" svg:x1="23.486cm" svg:y1="3cm" svg:x2="23.043cm" svg:y2="3cm">
          <text:p/>
        </draw:line>
        <draw:custom-shape draw:style-name="gr10" draw:text-style-name="P7" draw:layer="layout" svg:width="0.311cm" svg:height="0.311cm" svg:x="22.73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236cm" svg:y1="1.4cm" svg:x2="19.79cm" svg:y2="1.4cm">
          <text:p/>
        </draw:line>
        <draw:custom-shape draw:style-name="gr6" draw:text-style-name="P4" draw:layer="layout" svg:width="0.311cm" svg:height="0.311cm" svg:x="21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cm" svg:y1="1.4cm" svg:x2="21.284cm" svg:y2="1.4cm">
          <text:p/>
        </draw:line>
        <draw:line draw:style-name="gr7" draw:text-style-name="P5" draw:layer="layout" svg:x1="22.73cm" svg:y1="1.4cm" svg:x2="22.041cm" svg:y2="1.4cm">
          <text:p/>
        </draw:line>
        <draw:line draw:style-name="gr8" draw:text-style-name="P5" draw:layer="layout" svg:x1="23.484cm" svg:y1="1.4cm" svg:x2="23.041cm" svg:y2="1.4cm">
          <text:p/>
        </draw:line>
        <draw:custom-shape draw:style-name="gr9" draw:text-style-name="P6" draw:layer="layout" svg:width="0.311cm" svg:height="0.311cm" svg:x="22.73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6cm" svg:y1="1.4cm" svg:x2="23.49cm" svg:y2="1.4cm">
          <text:p/>
        </draw:line>
        <draw:line draw:style-name="gr7" draw:text-style-name="P5" draw:layer="layout" svg:x1="24.936cm" svg:y1="1.4cm" svg:x2="24.247cm" svg:y2="1.4cm">
          <text:p/>
        </draw:line>
        <draw:line draw:style-name="gr7" draw:text-style-name="P5" draw:layer="layout" svg:x1="25.69cm" svg:y1="1.4cm" svg:x2="25.247cm" svg:y2="1.4cm">
          <text:p/>
        </draw:line>
        <draw:custom-shape draw:style-name="gr9" draw:text-style-name="P6" draw:layer="layout" svg:width="0.311cm" svg:height="0.311cm" svg:x="24.936cm" svg:y="1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3.934cm" svg:y1="2.2cm" svg:x2="23.488cm" svg:y2="2.2cm">
          <text:p/>
        </draw:line>
        <draw:line draw:style-name="gr11" draw:text-style-name="P8" draw:layer="layout" svg:x1="24.934cm" svg:y1="2.2cm" svg:x2="24.245cm" svg:y2="2.2cm">
          <text:p/>
        </draw:line>
        <draw:line draw:style-name="gr11" draw:text-style-name="P8" draw:layer="layout" svg:x1="25.688cm" svg:y1="2.2cm" svg:x2="25.245cm" svg:y2="2.2cm">
          <text:p/>
        </draw:line>
        <draw:custom-shape draw:style-name="gr10" draw:text-style-name="P7" draw:layer="layout" svg:width="0.311cm" svg:height="0.311cm" svg:x="24.934cm" svg:y="2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311cm" svg:height="0.311cm" svg:x="23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3.932cm" svg:y1="3cm" svg:x2="23.486cm" svg:y2="3cm">
          <text:p/>
        </draw:line>
        <draw:line draw:style-name="gr11" draw:text-style-name="P8" draw:layer="layout" svg:x1="24.932cm" svg:y1="3cm" svg:x2="24.243cm" svg:y2="3cm">
          <text:p/>
        </draw:line>
        <draw:line draw:style-name="gr11" draw:text-style-name="P8" draw:layer="layout" svg:x1="25.686cm" svg:y1="3cm" svg:x2="25.243cm" svg:y2="3cm">
          <text:p/>
        </draw:line>
        <draw:custom-shape draw:style-name="gr10" draw:text-style-name="P7" draw:layer="layout" svg:width="0.311cm" svg:height="0.311cm" svg:x="24.9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4cm" svg:y1="2cm" svg:x2="2.598cm" svg:y2="2cm">
          <text:p/>
        </draw:line>
        <draw:line draw:style-name="gr7" draw:text-style-name="P5" draw:layer="layout" svg:x1="4.044cm" svg:y1="2cm" svg:x2="3.355cm" svg:y2="2cm">
          <text:p/>
        </draw:line>
        <draw:custom-shape draw:style-name="gr6" draw:text-style-name="P4" draw:layer="layout" svg:width="0.311cm" svg:height="0.311cm" svg:x="4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2cm" svg:y1="3cm" svg:x2="2.596cm" svg:y2="3cm">
          <text:p/>
        </draw:line>
        <draw:line draw:style-name="gr7" draw:text-style-name="P5" draw:layer="layout" svg:x1="4.042cm" svg:y1="3cm" svg:x2="3.353cm" svg:y2="3cm">
          <text:p/>
        </draw:line>
        <draw:custom-shape draw:style-name="gr6" draw:text-style-name="P4" draw:layer="layout" svg:width="0.311cm" svg:height="0.311cm" svg:x="4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4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2cm" svg:y1="2cm" svg:x2="4.353cm" svg:y2="2cm">
          <text:p/>
        </draw:line>
        <draw:line draw:style-name="gr8" draw:text-style-name="P5" draw:layer="layout" svg:x1="5.803cm" svg:y1="2cm" svg:x2="5.357cm" svg:y2="2cm">
          <text:p/>
        </draw:line>
        <draw:custom-shape draw:style-name="gr6" draw:text-style-name="P4" draw:layer="layout" svg:width="0.311cm" svg:height="0.311cm" svg:x="5.042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cm" svg:y1="3cm" svg:x2="4.351cm" svg:y2="3cm">
          <text:p/>
        </draw:line>
        <draw:line draw:style-name="gr8" draw:text-style-name="P5" draw:layer="layout" svg:x1="5.801cm" svg:y1="3cm" svg:x2="5.355cm" svg:y2="3cm">
          <text:p/>
        </draw:line>
        <draw:custom-shape draw:style-name="gr13" draw:text-style-name="P2" draw:layer="layout" svg:width="2.8cm" svg:height="1.8cm" svg:x="5.9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2cm" svg:y1="2cm" svg:x2="5.796cm" svg:y2="2cm">
          <text:p/>
        </draw:line>
        <draw:line draw:style-name="gr7" draw:text-style-name="P5" draw:layer="layout" svg:x1="7.242cm" svg:y1="2cm" svg:x2="6.553cm" svg:y2="2cm">
          <text:p/>
        </draw:line>
        <draw:custom-shape draw:style-name="gr6" draw:text-style-name="P4" draw:layer="layout" svg:width="0.311cm" svg:height="0.311cm" svg:x="7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cm" svg:y1="3cm" svg:x2="5.794cm" svg:y2="3cm">
          <text:p/>
        </draw:line>
        <draw:line draw:style-name="gr7" draw:text-style-name="P5" draw:layer="layout" svg:x1="7.24cm" svg:y1="3cm" svg:x2="6.551cm" svg:y2="3cm">
          <text:p/>
        </draw:line>
        <draw:custom-shape draw:style-name="gr6" draw:text-style-name="P4" draw:layer="layout" svg:width="0.311cm" svg:height="0.311cm" svg:x="7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4cm" svg:y1="2cm" svg:x2="7.551cm" svg:y2="2cm">
          <text:p/>
        </draw:line>
        <draw:line draw:style-name="gr8" draw:text-style-name="P5" draw:layer="layout" svg:x1="9.001cm" svg:y1="2cm" svg:x2="8.555cm" svg:y2="2cm">
          <text:p/>
        </draw:line>
        <draw:custom-shape draw:style-name="gr6" draw:text-style-name="P4" draw:layer="layout" svg:width="0.311cm" svg:height="0.311cm" svg:x="8.2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8cm" svg:y1="3cm" svg:x2="7.549cm" svg:y2="3cm">
          <text:p/>
        </draw:line>
        <draw:line draw:style-name="gr8" draw:text-style-name="P5" draw:layer="layout" svg:x1="8.999cm" svg:y1="3cm" svg:x2="8.553cm" svg:y2="3cm">
          <text:p/>
        </draw:line>
        <draw:custom-shape draw:style-name="gr13" draw:text-style-name="P2" draw:layer="layout" svg:width="2.8cm" svg:height="1.8cm" svg:x="9.19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9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442cm" svg:y1="2cm" svg:x2="8.996cm" svg:y2="2cm">
          <text:p/>
        </draw:line>
        <draw:line draw:style-name="gr7" draw:text-style-name="P5" draw:layer="layout" svg:x1="10.442cm" svg:y1="2cm" svg:x2="9.753cm" svg:y2="2cm">
          <text:p/>
        </draw:line>
        <draw:custom-shape draw:style-name="gr6" draw:text-style-name="P4" draw:layer="layout" svg:width="0.311cm" svg:height="0.311cm" svg:x="10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44cm" svg:y1="3cm" svg:x2="8.994cm" svg:y2="3cm">
          <text:p/>
        </draw:line>
        <draw:line draw:style-name="gr7" draw:text-style-name="P5" draw:layer="layout" svg:x1="10.44cm" svg:y1="3cm" svg:x2="9.751cm" svg:y2="3cm">
          <text:p/>
        </draw:line>
        <draw:custom-shape draw:style-name="gr6" draw:text-style-name="P4" draw:layer="layout" svg:width="0.311cm" svg:height="0.311cm" svg:x="10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1.442cm" svg:y="1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44cm" svg:y1="2cm" svg:x2="10.751cm" svg:y2="2cm">
          <text:p/>
        </draw:line>
        <draw:line draw:style-name="gr7" draw:text-style-name="P5" draw:layer="layout" svg:x1="12.201cm" svg:y1="2cm" svg:x2="11.755cm" svg:y2="2cm">
          <text:p/>
        </draw:line>
        <draw:custom-shape draw:style-name="gr6" draw:text-style-name="P4" draw:layer="layout" svg:width="0.311cm" svg:height="0.311cm" svg:x="11.44cm" svg:y="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438cm" svg:y1="3cm" svg:x2="10.749cm" svg:y2="3cm">
          <text:p/>
        </draw:line>
        <draw:line draw:style-name="gr7" draw:text-style-name="P5" draw:layer="layout" svg:x1="12.199cm" svg:y1="3cm" svg:x2="11.753cm" svg:y2="3cm">
          <text:p/>
        </draw:line>
        <draw:custom-shape draw:style-name="gr14" draw:text-style-name="P1" draw:layer="layout" svg:width="8.996cm" svg:height="0.6cm" svg:x="2.9cm" svg:y="1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996cm" svg:height="0.6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4cm" svg:x="15.59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17.7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1.49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23.698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15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2cm" svg:y1="10cm" svg:x2="15.396cm" svg:y2="10cm">
          <text:p/>
        </draw:line>
        <draw:line draw:style-name="gr7" draw:text-style-name="P5" draw:layer="layout" svg:x1="16.842cm" svg:y1="10cm" svg:x2="16.153cm" svg:y2="10cm">
          <text:p/>
        </draw:line>
        <draw:line draw:style-name="gr8" draw:text-style-name="P5" draw:layer="layout" svg:x1="17.596cm" svg:y1="10cm" svg:x2="17.153cm" svg:y2="10cm">
          <text:p/>
        </draw:line>
        <draw:custom-shape draw:style-name="gr6" draw:text-style-name="P4" draw:layer="layout" svg:width="0.311cm" svg:height="0.311cm" svg:x="16.84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4cm" svg:y1="10.8cm" svg:x2="15.394cm" svg:y2="10.8cm">
          <text:p/>
        </draw:line>
        <draw:line draw:style-name="gr7" draw:text-style-name="P5" draw:layer="layout" svg:x1="16.84cm" svg:y1="10.8cm" svg:x2="16.151cm" svg:y2="10.8cm">
          <text:p/>
        </draw:line>
        <draw:line draw:style-name="gr8" draw:text-style-name="P5" draw:layer="layout" svg:x1="17.594cm" svg:y1="10.8cm" svg:x2="17.151cm" svg:y2="10.8cm">
          <text:p/>
        </draw:line>
        <draw:custom-shape draw:style-name="gr6" draw:text-style-name="P4" draw:layer="layout" svg:width="0.311cm" svg:height="0.311cm" svg:x="16.8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5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838cm" svg:y1="11.6cm" svg:x2="15.392cm" svg:y2="11.6cm">
          <text:p/>
        </draw:line>
        <draw:line draw:style-name="gr7" draw:text-style-name="P5" draw:layer="layout" svg:x1="16.838cm" svg:y1="11.6cm" svg:x2="16.149cm" svg:y2="11.6cm">
          <text:p/>
        </draw:line>
        <draw:line draw:style-name="gr8" draw:text-style-name="P5" draw:layer="layout" svg:x1="17.592cm" svg:y1="11.6cm" svg:x2="17.149cm" svg:y2="11.6cm">
          <text:p/>
        </draw:line>
        <draw:custom-shape draw:style-name="gr6" draw:text-style-name="P4" draw:layer="layout" svg:width="0.311cm" svg:height="0.311cm" svg:x="16.8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6cm" svg:y1="11.6cm" svg:x2="17.59cm" svg:y2="11.6cm">
          <text:p/>
        </draw:line>
        <draw:line draw:style-name="gr7" draw:text-style-name="P5" draw:layer="layout" svg:x1="19.036cm" svg:y1="11.6cm" svg:x2="18.347cm" svg:y2="11.6cm">
          <text:p/>
        </draw:line>
        <draw:line draw:style-name="gr8" draw:text-style-name="P5" draw:layer="layout" svg:x1="19.79cm" svg:y1="11.6cm" svg:x2="19.347cm" svg:y2="11.6cm">
          <text:p/>
        </draw:line>
        <draw:custom-shape draw:style-name="gr6" draw:text-style-name="P4" draw:layer="layout" svg:width="0.311cm" svg:height="0.311cm" svg:x="19.036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4cm" svg:y1="10.8cm" svg:x2="17.588cm" svg:y2="10.8cm">
          <text:p/>
        </draw:line>
        <draw:line draw:style-name="gr7" draw:text-style-name="P5" draw:layer="layout" svg:x1="19.034cm" svg:y1="10.8cm" svg:x2="18.345cm" svg:y2="10.8cm">
          <text:p/>
        </draw:line>
        <draw:line draw:style-name="gr8" draw:text-style-name="P5" draw:layer="layout" svg:x1="19.788cm" svg:y1="10.8cm" svg:x2="19.345cm" svg:y2="10.8cm">
          <text:p/>
        </draw:line>
        <draw:custom-shape draw:style-name="gr6" draw:text-style-name="P4" draw:layer="layout" svg:width="0.311cm" svg:height="0.311cm" svg:x="19.034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8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032cm" svg:y1="10cm" svg:x2="17.586cm" svg:y2="10cm">
          <text:p/>
        </draw:line>
        <draw:line draw:style-name="gr7" draw:text-style-name="P5" draw:layer="layout" svg:x1="19.032cm" svg:y1="10cm" svg:x2="18.343cm" svg:y2="10cm">
          <text:p/>
        </draw:line>
        <draw:line draw:style-name="gr8" draw:text-style-name="P5" draw:layer="layout" svg:x1="19.786cm" svg:y1="10cm" svg:x2="19.343cm" svg:y2="10cm">
          <text:p/>
        </draw:line>
        <draw:custom-shape draw:style-name="gr6" draw:text-style-name="P4" draw:layer="layout" svg:width="0.311cm" svg:height="0.311cm" svg:x="19.032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8cm" svg:y1="10.8cm" svg:x2="21.292cm" svg:y2="10.8cm">
          <text:p/>
        </draw:line>
        <draw:custom-shape draw:style-name="gr6" draw:text-style-name="P4" draw:layer="layout" svg:width="0.311cm" svg:height="0.311cm" svg:x="21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2cm" svg:y1="10.8cm" svg:x2="22.043cm" svg:y2="10.8cm">
          <text:p/>
        </draw:line>
        <draw:line draw:style-name="gr8" draw:text-style-name="P5" draw:layer="layout" svg:x1="23.486cm" svg:y1="10.8cm" svg:x2="23.043cm" svg:y2="10.8cm">
          <text:p/>
        </draw:line>
        <draw:custom-shape draw:style-name="gr6" draw:text-style-name="P4" draw:layer="layout" svg:width="0.311cm" svg:height="0.311cm" svg:x="22.7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6cm" svg:y1="11.6cm" svg:x2="21.29cm" svg:y2="11.6cm">
          <text:p/>
        </draw:line>
        <draw:custom-shape draw:style-name="gr6" draw:text-style-name="P4" draw:layer="layout" svg:width="0.311cm" svg:height="0.311cm" svg:x="21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3cm" svg:y1="11.6cm" svg:x2="22.041cm" svg:y2="11.6cm">
          <text:p/>
        </draw:line>
        <draw:line draw:style-name="gr8" draw:text-style-name="P5" draw:layer="layout" svg:x1="23.484cm" svg:y1="11.6cm" svg:x2="23.041cm" svg:y2="11.6cm">
          <text:p/>
        </draw:line>
        <draw:custom-shape draw:style-name="gr6" draw:text-style-name="P4" draw:layer="layout" svg:width="0.311cm" svg:height="0.311cm" svg:x="22.73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734cm" svg:y1="10cm" svg:x2="21.288cm" svg:y2="10cm">
          <text:p/>
        </draw:line>
        <draw:custom-shape draw:style-name="gr6" draw:text-style-name="P4" draw:layer="layout" svg:width="0.311cm" svg:height="0.311cm" svg:x="21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2.728cm" svg:y1="10cm" svg:x2="22.039cm" svg:y2="10cm">
          <text:p/>
        </draw:line>
        <draw:line draw:style-name="gr8" draw:text-style-name="P5" draw:layer="layout" svg:x1="23.482cm" svg:y1="10cm" svg:x2="23.039cm" svg:y2="10cm">
          <text:p/>
        </draw:line>
        <draw:custom-shape draw:style-name="gr6" draw:text-style-name="P4" draw:layer="layout" svg:width="0.311cm" svg:height="0.311cm" svg:x="22.728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4cm" svg:y1="10cm" svg:x2="23.488cm" svg:y2="10cm">
          <text:p/>
        </draw:line>
        <draw:line draw:style-name="gr7" draw:text-style-name="P5" draw:layer="layout" svg:x1="24.934cm" svg:y1="10cm" svg:x2="24.245cm" svg:y2="10cm">
          <text:p/>
        </draw:line>
        <draw:line draw:style-name="gr7" draw:text-style-name="P5" draw:layer="layout" svg:x1="25.688cm" svg:y1="10cm" svg:x2="25.245cm" svg:y2="10cm">
          <text:p/>
        </draw:line>
        <draw:custom-shape draw:style-name="gr15" draw:text-style-name="P9" draw:layer="layout" svg:width="0.311cm" svg:height="0.311cm" svg:x="24.934cm" svg:y="9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2cm" svg:y1="10.8cm" svg:x2="23.486cm" svg:y2="10.8cm">
          <text:p/>
        </draw:line>
        <draw:line draw:style-name="gr7" draw:text-style-name="P5" draw:layer="layout" svg:x1="24.932cm" svg:y1="10.8cm" svg:x2="24.243cm" svg:y2="10.8cm">
          <text:p/>
        </draw:line>
        <draw:line draw:style-name="gr7" draw:text-style-name="P5" draw:layer="layout" svg:x1="25.686cm" svg:y1="10.8cm" svg:x2="25.243cm" svg:y2="10.8cm">
          <text:p/>
        </draw:line>
        <draw:custom-shape draw:style-name="gr15" draw:text-style-name="P9" draw:layer="layout" svg:width="0.311cm" svg:height="0.311cm" svg:x="24.932cm" svg:y="10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23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3cm" svg:y1="11.6cm" svg:x2="23.484cm" svg:y2="11.6cm">
          <text:p/>
        </draw:line>
        <draw:line draw:style-name="gr7" draw:text-style-name="P5" draw:layer="layout" svg:x1="24.93cm" svg:y1="11.6cm" svg:x2="24.241cm" svg:y2="11.6cm">
          <text:p/>
        </draw:line>
        <draw:line draw:style-name="gr7" draw:text-style-name="P5" draw:layer="layout" svg:x1="25.684cm" svg:y1="11.6cm" svg:x2="25.241cm" svg:y2="11.6cm">
          <text:p/>
        </draw:line>
        <draw:custom-shape draw:style-name="gr15" draw:text-style-name="P9" draw:layer="layout" svg:width="0.311cm" svg:height="0.311cm" svg:x="24.938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cm" svg:height="1.8cm" svg:x="2.799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3cm" svg:y1="10.393cm" svg:x2="2.597cm" svg:y2="10.393cm">
          <text:p/>
        </draw:line>
        <draw:line draw:style-name="gr7" draw:text-style-name="P5" draw:layer="layout" svg:x1="4.043cm" svg:y1="10.393cm" svg:x2="3.354cm" svg:y2="10.393cm">
          <text:p/>
        </draw:line>
        <draw:custom-shape draw:style-name="gr9" draw:text-style-name="P6" draw:layer="layout" svg:width="0.311cm" svg:height="0.311cm" svg:x="4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1cm" svg:y1="11.393cm" svg:x2="2.595cm" svg:y2="11.393cm">
          <text:p/>
        </draw:line>
        <draw:line draw:style-name="gr7" draw:text-style-name="P5" draw:layer="layout" svg:x1="4.041cm" svg:y1="11.393cm" svg:x2="3.352cm" svg:y2="11.393cm">
          <text:p/>
        </draw:line>
        <draw:custom-shape draw:style-name="gr9" draw:text-style-name="P6" draw:layer="layout" svg:width="0.311cm" svg:height="0.311cm" svg:x="4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5.043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41cm" svg:y1="10.393cm" svg:x2="4.352cm" svg:y2="10.393cm">
          <text:p/>
        </draw:line>
        <draw:line draw:style-name="gr8" draw:text-style-name="P5" draw:layer="layout" svg:x1="5.802cm" svg:y1="10.393cm" svg:x2="5.356cm" svg:y2="10.393cm">
          <text:p/>
        </draw:line>
        <draw:custom-shape draw:style-name="gr9" draw:text-style-name="P6" draw:layer="layout" svg:width="0.311cm" svg:height="0.311cm" svg:x="5.041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9cm" svg:y1="11.393cm" svg:x2="4.35cm" svg:y2="11.393cm">
          <text:p/>
        </draw:line>
        <draw:line draw:style-name="gr8" draw:text-style-name="P5" draw:layer="layout" svg:x1="5.8cm" svg:y1="11.393cm" svg:x2="5.354cm" svg:y2="11.393cm">
          <text:p/>
        </draw:line>
        <draw:custom-shape draw:style-name="gr13" draw:text-style-name="P2" draw:layer="layout" svg:width="2.8cm" svg:height="1.8cm" svg:x="5.9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41cm" svg:y1="10.393cm" svg:x2="5.795cm" svg:y2="10.393cm">
          <text:p/>
        </draw:line>
        <draw:line draw:style-name="gr7" draw:text-style-name="P5" draw:layer="layout" svg:x1="7.241cm" svg:y1="10.393cm" svg:x2="6.552cm" svg:y2="10.393cm">
          <text:p/>
        </draw:line>
        <draw:custom-shape draw:style-name="gr9" draw:text-style-name="P6" draw:layer="layout" svg:width="0.311cm" svg:height="0.311cm" svg:x="7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9cm" svg:y1="11.393cm" svg:x2="5.793cm" svg:y2="11.393cm">
          <text:p/>
        </draw:line>
        <draw:line draw:style-name="gr7" draw:text-style-name="P5" draw:layer="layout" svg:x1="7.239cm" svg:y1="11.393cm" svg:x2="6.55cm" svg:y2="11.393cm">
          <text:p/>
        </draw:line>
        <draw:custom-shape draw:style-name="gr9" draw:text-style-name="P6" draw:layer="layout" svg:width="0.311cm" svg:height="0.311cm" svg:x="7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8.2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9cm" svg:y1="10.393cm" svg:x2="7.55cm" svg:y2="10.393cm">
          <text:p/>
        </draw:line>
        <draw:line draw:style-name="gr8" draw:text-style-name="P5" draw:layer="layout" svg:x1="9cm" svg:y1="10.393cm" svg:x2="8.554cm" svg:y2="10.393cm">
          <text:p/>
        </draw:line>
        <draw:custom-shape draw:style-name="gr9" draw:text-style-name="P6" draw:layer="layout" svg:width="0.311cm" svg:height="0.311cm" svg:x="8.2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7cm" svg:y1="11.393cm" svg:x2="7.548cm" svg:y2="11.393cm">
          <text:p/>
        </draw:line>
        <draw:line draw:style-name="gr8" draw:text-style-name="P5" draw:layer="layout" svg:x1="8.998cm" svg:y1="11.393cm" svg:x2="8.552cm" svg:y2="11.393cm">
          <text:p/>
        </draw:line>
        <draw:custom-shape draw:style-name="gr13" draw:text-style-name="P2" draw:layer="layout" svg:width="2.8cm" svg:height="1.8cm" svg:x="10.597cm" svg:y="9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41cm" svg:y1="10.393cm" svg:x2="10.395cm" svg:y2="10.393cm">
          <text:p/>
        </draw:line>
        <draw:line draw:style-name="gr7" draw:text-style-name="P5" draw:layer="layout" svg:x1="11.841cm" svg:y1="10.393cm" svg:x2="11.152cm" svg:y2="10.393cm">
          <text:p/>
        </draw:line>
        <draw:custom-shape draw:style-name="gr9" draw:text-style-name="P6" draw:layer="layout" svg:width="0.311cm" svg:height="0.311cm" svg:x="11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9cm" svg:y1="11.393cm" svg:x2="10.393cm" svg:y2="11.393cm">
          <text:p/>
        </draw:line>
        <draw:line draw:style-name="gr7" draw:text-style-name="P5" draw:layer="layout" svg:x1="11.839cm" svg:y1="11.393cm" svg:x2="11.15cm" svg:y2="11.393cm">
          <text:p/>
        </draw:line>
        <draw:custom-shape draw:style-name="gr9" draw:text-style-name="P6" draw:layer="layout" svg:width="0.311cm" svg:height="0.311cm" svg:x="11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11cm" svg:height="0.311cm" svg:x="12.841cm" svg:y="10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9cm" svg:y1="10.393cm" svg:x2="12.15cm" svg:y2="10.393cm">
          <text:p/>
        </draw:line>
        <draw:line draw:style-name="gr7" draw:text-style-name="P5" draw:layer="layout" svg:x1="13.6cm" svg:y1="10.393cm" svg:x2="13.154cm" svg:y2="10.393cm">
          <text:p/>
        </draw:line>
        <draw:custom-shape draw:style-name="gr9" draw:text-style-name="P6" draw:layer="layout" svg:width="0.311cm" svg:height="0.311cm" svg:x="12.839cm" svg:y="1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7cm" svg:y1="11.393cm" svg:x2="12.148cm" svg:y2="11.393cm">
          <text:p/>
        </draw:line>
        <draw:line draw:style-name="gr7" draw:text-style-name="P5" draw:layer="layout" svg:x1="13.598cm" svg:y1="11.393cm" svg:x2="13.152cm" svg:y2="11.393cm">
          <text:p/>
        </draw:line>
        <draw:custom-shape draw:style-name="gr6" draw:text-style-name="P4" draw:layer="layout" svg:width="0.043cm" svg:height="0.043cm" svg:x="20.8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9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0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8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6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44cm" svg:y="1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0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41cm" svg:y="11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5.345cm" svg:height="0.958cm" svg:x="5.1cm" svg:y="-1.2cm">
          <draw:text-box>
            <text:p><text:span text:style-name="T1">B</text:span><text:span text:style-name="T1">a</text:span><text:span text:style-name="T1">t</text:span><text:span text:style-name="T1">c</text:span><text:span text:style-name="T1">h</text:span><text:span text:style-name="T1"> </text:span><text:span text:style-name="T1">2</text:span><text:span text:style-name="T1">, </text:span><text:span text:style-name="T1">D</text:span><text:span text:style-name="T1">W</text:span><text:span text:style-name="T1"> </text:span><text:span text:style-name="T1">3</text:span><text:span text:style-name="T1">x</text:span><text:span text:style-name="T1">3</text:span></text:p>
          </draw:text-box>
        </draw:frame>
        <draw:frame draw:style-name="gr17" draw:text-style-name="P10" draw:layer="layout" svg:width="4.795cm" svg:height="0.958cm" svg:x="17.201cm" svg:y="-1.099cm">
          <draw:text-box>
            <text:p><text:span text:style-name="T1">P</text:span><text:span text:style-name="T1">W</text:span><text:span text:style-name="T1">,</text:span><text:span text:style-name="T1"> </text:span><text:span text:style-name="T1">3</text:span><text:span text:style-name="T1"> </text:span><text:span text:style-name="T1">K</text:span><text:span text:style-name="T1">e</text:span><text:span text:style-name="T1">r</text:span><text:span text:style-name="T1">n</text:span><text:span text:style-name="T1">e</text:span><text:span text:style-name="T1">l</text:span><text:span text:style-name="T1">s</text:span><text:span text:style-name="T1"> </text:span></text:p>
          </draw:text-box>
        </draw:frame>
        <draw:frame draw:style-name="gr18" draw:text-style-name="P11" draw:layer="layout" svg:width="1.921cm" svg:height="0.725cm" svg:x="-0.9cm" svg:y="1.5cm">
          <draw:text-box>
            <text:p><text:span text:style-name="T2">1</text:span><text:span text:style-name="T3">st</text:span><text:span text:style-name="T2"> </text:span><text:span text:style-name="T2">B</text:span><text:span text:style-name="T2">a</text:span><text:span text:style-name="T2">t</text:span><text:span text:style-name="T2">c</text:span><text:span text:style-name="T2">h</text:span></text:p>
          </draw:text-box>
        </draw:frame>
        <draw:frame draw:style-name="gr19" draw:text-style-name="P11" draw:layer="layout" svg:width="1.912cm" svg:height="0.725cm" svg:x="-0.9cm" svg:y="2.5cm">
          <draw:text-box>
            <text:p><text:span text:style-name="T2">2</text:span><text:span text:style-name="T3">nd </text:span><text:span text:style-name="T2">B</text:span><text:span text:style-name="T2">a</text:span><text:span text:style-name="T2">t</text:span><text:span text:style-name="T2">c</text:span><text:span text:style-name="T2">h</text:span></text:p>
          </draw:text-box>
        </draw:frame>
        <draw:line draw:style-name="gr20" draw:text-style-name="P5" draw:layer="layout" svg:x1="13.397cm" svg:y1="9.693cm" svg:x2="2.801cm" svg:y2="9.693cm">
          <text:p/>
        </draw:line>
        <draw:line draw:style-name="gr20" draw:text-style-name="P5" draw:layer="layout" svg:x1="25.498cm" svg:y1="9.3cm" svg:x2="15.598cm" svg:y2="9.3cm">
          <text:p/>
        </draw:line>
        <draw:custom-shape draw:style-name="gr6" draw:text-style-name="P4" draw:layer="layout" svg:width="0.043cm" svg:height="0.043cm" svg:x="20.9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9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9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7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20.54cm" svg:y="2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25.5cm" svg:y1="0.7cm" svg:x2="15.6cm" svg:y2="0.7cm">
          <text:p/>
        </draw:line>
        <draw:frame draw:style-name="gr21" draw:text-style-name="P12" draw:layer="layout" svg:width="2.072cm" svg:height="0.81cm" svg:x="26.1cm" svg:y="0.9cm">
          <draw:text-box>
            <text:p><text:span text:style-name="T4">1</text:span><text:span text:style-name="T5">s</text:span><text:span text:style-name="T5">t </text:span><text:span text:style-name="T4">B</text:span><text:span text:style-name="T4">a</text:span><text:span text:style-name="T4">t</text:span><text:span text:style-name="T4">c</text:span><text:span text:style-name="T4">h</text:span></text:p>
          </draw:text-box>
        </draw:frame>
        <draw:custom-shape draw:style-name="gr13" draw:text-style-name="P2" draw:layer="layout" svg:width="2.8cm" svg:height="1.8cm" svg:x="2.796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3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cm" svg:y1="13.708cm" svg:x2="2.594cm" svg:y2="13.708cm">
          <text:p/>
        </draw:line>
        <draw:line draw:style-name="gr7" draw:text-style-name="P5" draw:layer="layout" svg:x1="4.04cm" svg:y1="13.708cm" svg:x2="3.351cm" svg:y2="13.708cm">
          <text:p/>
        </draw:line>
        <draw:custom-shape draw:style-name="gr6" draw:text-style-name="P4" draw:layer="layout" svg:width="0.311cm" svg:height="0.311cm" svg:x="4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38cm" svg:y1="14.708cm" svg:x2="2.592cm" svg:y2="14.708cm">
          <text:p/>
        </draw:line>
        <draw:line draw:style-name="gr7" draw:text-style-name="P5" draw:layer="layout" svg:x1="4.038cm" svg:y1="14.708cm" svg:x2="3.349cm" svg:y2="14.708cm">
          <text:p/>
        </draw:line>
        <draw:custom-shape draw:style-name="gr6" draw:text-style-name="P4" draw:layer="layout" svg:width="0.311cm" svg:height="0.311cm" svg:x="4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04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8cm" svg:y1="13.708cm" svg:x2="4.349cm" svg:y2="13.708cm">
          <text:p/>
        </draw:line>
        <draw:line draw:style-name="gr8" draw:text-style-name="P5" draw:layer="layout" svg:x1="5.799cm" svg:y1="13.708cm" svg:x2="5.353cm" svg:y2="13.708cm">
          <text:p/>
        </draw:line>
        <draw:custom-shape draw:style-name="gr6" draw:text-style-name="P4" draw:layer="layout" svg:width="0.311cm" svg:height="0.311cm" svg:x="5.038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36cm" svg:y1="14.708cm" svg:x2="4.347cm" svg:y2="14.708cm">
          <text:p/>
        </draw:line>
        <draw:line draw:style-name="gr8" draw:text-style-name="P5" draw:layer="layout" svg:x1="5.797cm" svg:y1="14.708cm" svg:x2="5.351cm" svg:y2="14.708cm">
          <text:p/>
        </draw:line>
        <draw:custom-shape draw:style-name="gr13" draw:text-style-name="P2" draw:layer="layout" svg:width="2.8cm" svg:height="1.8cm" svg:x="5.9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6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8cm" svg:y1="13.708cm" svg:x2="5.792cm" svg:y2="13.708cm">
          <text:p/>
        </draw:line>
        <draw:line draw:style-name="gr7" draw:text-style-name="P5" draw:layer="layout" svg:x1="7.238cm" svg:y1="13.708cm" svg:x2="6.549cm" svg:y2="13.708cm">
          <text:p/>
        </draw:line>
        <draw:custom-shape draw:style-name="gr6" draw:text-style-name="P4" draw:layer="layout" svg:width="0.311cm" svg:height="0.311cm" svg:x="7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6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236cm" svg:y1="14.708cm" svg:x2="5.79cm" svg:y2="14.708cm">
          <text:p/>
        </draw:line>
        <draw:line draw:style-name="gr7" draw:text-style-name="P5" draw:layer="layout" svg:x1="7.236cm" svg:y1="14.708cm" svg:x2="6.547cm" svg:y2="14.708cm">
          <text:p/>
        </draw:line>
        <draw:custom-shape draw:style-name="gr6" draw:text-style-name="P4" draw:layer="layout" svg:width="0.311cm" svg:height="0.311cm" svg:x="7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8.2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6cm" svg:y1="13.708cm" svg:x2="7.547cm" svg:y2="13.708cm">
          <text:p/>
        </draw:line>
        <draw:line draw:style-name="gr7" draw:text-style-name="P5" draw:layer="layout" svg:x1="8.997cm" svg:y1="13.708cm" svg:x2="8.551cm" svg:y2="13.708cm">
          <text:p/>
        </draw:line>
        <draw:custom-shape draw:style-name="gr6" draw:text-style-name="P4" draw:layer="layout" svg:width="0.311cm" svg:height="0.311cm" svg:x="8.2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234cm" svg:y1="14.708cm" svg:x2="7.545cm" svg:y2="14.708cm">
          <text:p/>
        </draw:line>
        <draw:line draw:style-name="gr7" draw:text-style-name="P5" draw:layer="layout" svg:x1="8.995cm" svg:y1="14.708cm" svg:x2="8.549cm" svg:y2="14.708cm">
          <text:p/>
        </draw:line>
        <draw:custom-shape draw:style-name="gr13" draw:text-style-name="P2" draw:layer="layout" svg:width="2.8cm" svg:height="1.8cm" svg:x="10.594cm" svg:y="13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311cm" svg:height="0.311cm" svg:x="10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8cm" svg:y1="13.708cm" svg:x2="10.392cm" svg:y2="13.708cm">
          <text:p/>
        </draw:line>
        <draw:line draw:style-name="gr7" draw:text-style-name="P5" draw:layer="layout" svg:x1="11.838cm" svg:y1="13.708cm" svg:x2="11.149cm" svg:y2="13.708cm">
          <text:p/>
        </draw:line>
        <draw:custom-shape draw:style-name="gr15" draw:text-style-name="P9" draw:layer="layout" svg:width="0.311cm" svg:height="0.311cm" svg:x="11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0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36cm" svg:y1="14.708cm" svg:x2="10.39cm" svg:y2="14.708cm">
          <text:p/>
        </draw:line>
        <draw:line draw:style-name="gr7" draw:text-style-name="P5" draw:layer="layout" svg:x1="11.836cm" svg:y1="14.708cm" svg:x2="11.147cm" svg:y2="14.708cm">
          <text:p/>
        </draw:line>
        <draw:custom-shape draw:style-name="gr15" draw:text-style-name="P9" draw:layer="layout" svg:width="0.311cm" svg:height="0.311cm" svg:x="11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1cm" svg:height="0.311cm" svg:x="12.838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6cm" svg:y1="13.708cm" svg:x2="12.147cm" svg:y2="13.708cm">
          <text:p/>
        </draw:line>
        <draw:line draw:style-name="gr7" draw:text-style-name="P5" draw:layer="layout" svg:x1="13.597cm" svg:y1="13.708cm" svg:x2="13.151cm" svg:y2="13.708cm">
          <text:p/>
        </draw:line>
        <draw:custom-shape draw:style-name="gr15" draw:text-style-name="P9" draw:layer="layout" svg:width="0.311cm" svg:height="0.311cm" svg:x="12.836cm" svg:y="14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34cm" svg:y1="14.708cm" svg:x2="12.145cm" svg:y2="14.708cm">
          <text:p/>
        </draw:line>
        <draw:line draw:style-name="gr7" draw:text-style-name="P5" draw:layer="layout" svg:x1="13.595cm" svg:y1="14.708cm" svg:x2="13.149cm" svg:y2="14.708cm">
          <text:p/>
        </draw:line>
        <draw:custom-shape draw:style-name="gr6" draw:text-style-name="P4" draw:layer="layout" svg:width="0.043cm" svg:height="0.043cm" svg:x="9.8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8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6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43cm" svg:height="0.043cm" svg:x="9.438cm" svg:y="1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8.504cm" svg:height="0.6cm" svg:x="2.896cm" svg:y="13.40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3.394cm" svg:y1="13.008cm" svg:x2="2.798cm" svg:y2="13.008cm">
          <text:p/>
        </draw:line>
        <draw:custom-shape draw:style-name="gr23" draw:text-style-name="P13" draw:layer="layout" svg:width="1.898cm" svg:height="0.6cm" svg:x="11.4cm" svg:y="13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4.008cm" svg:x2="12.344cm" svg:y2="13.4cm">
          <text:p/>
        </draw:line>
        <draw:custom-shape draw:style-name="gr22" draw:text-style-name="P1" draw:layer="layout" svg:width="8.504cm" svg:height="0.6cm" svg:x="2.896cm" svg:y="14.4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898cm" svg:height="0.6cm" svg:x="11.4cm" svg:y="14.408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2.344cm" svg:y1="15.008cm" svg:x2="12.344cm" svg:y2="14.4cm">
          <text:p/>
        </draw:line>
        <draw:frame draw:style-name="gr25" draw:text-style-name="P15" draw:layer="layout" svg:width="2.344cm" svg:height="0.81cm" svg:x="25.801cm" svg:y="9.5cm">
          <draw:text-box>
            <text:p><text:span text:style-name="T6">1</text:span><text:span text:style-name="T7">st</text:span><text:span text:style-name="T6"> </text:span><text:span text:style-name="T6">K</text:span><text:span text:style-name="T6">e</text:span><text:span text:style-name="T6">r</text:span><text:span text:style-name="T6">n</text:span><text:span text:style-name="T6">e</text:span><text:span text:style-name="T6">l</text:span></text:p>
          </draw:text-box>
        </draw:frame>
        <draw:frame draw:style-name="gr26" draw:text-style-name="P15" draw:layer="layout" svg:width="2.335cm" svg:height="0.81cm" svg:x="25.802cm" svg:y="10.3cm">
          <draw:text-box>
            <text:p><text:span text:style-name="T6">2</text:span><text:span text:style-name="T7">n</text:span><text:span text:style-name="T7">d</text:span><text:span text:style-name="T7"> </text:span><text:span text:style-name="T6">K</text:span><text:span text:style-name="T6">e</text:span><text:span text:style-name="T6">r</text:span><text:span text:style-name="T6">n</text:span><text:span text:style-name="T6">e</text:span><text:span text:style-name="T6">l</text:span></text:p>
          </draw:text-box>
        </draw:frame>
        <draw:frame draw:style-name="gr27" draw:text-style-name="P15" draw:layer="layout" svg:width="2.386cm" svg:height="0.81cm" svg:x="25.803cm" svg:y="11.1cm">
          <draw:text-box>
            <text:p><text:span text:style-name="T6">3</text:span><text:span text:style-name="T7">rd</text:span><text:span text:style-name="T6"> </text:span><text:span text:style-name="T6">K</text:span><text:span text:style-name="T6">e</text:span><text:span text:style-name="T6">r</text:span><text:span text:style-name="T6">n</text:span><text:span text:style-name="T6">e</text:span><text:span text:style-name="T6">l</text:span></text:p>
          </draw:text-box>
        </draw:frame>
        <draw:custom-shape draw:style-name="gr28" draw:text-style-name="P13" draw:layer="layout" svg:width="0.898cm" svg:height="0.6cm" svg:x="24.5cm" svg:y="11.3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10.5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898cm" svg:height="0.6cm" svg:x="24.5cm" svg:y="9.708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921cm" svg:height="0.725cm" svg:x="-0.698cm" svg:y="9.893cm">
          <draw:text-box>
            <text:p><text:span text:style-name="T8">1</text:span><text:span text:style-name="T9">s</text:span><text:span text:style-name="T9">t</text:span><text:span text:style-name="T8"> </text:span><text:span text:style-name="T8">B</text:span><text:span text:style-name="T8">a</text:span><text:span text:style-name="T8">t</text:span><text:span text:style-name="T8">c</text:span><text:span text:style-name="T8">h</text:span></text:p>
          </draw:text-box>
        </draw:frame>
        <draw:frame draw:style-name="gr29" draw:text-style-name="P16" draw:layer="layout" svg:width="1.997cm" svg:height="0.725cm" svg:x="-0.798cm" svg:y="10.893cm">
          <draw:text-box>
            <text:p><text:span text:style-name="T8">2</text:span><text:span text:style-name="T9">nd</text:span><text:span text:style-name="T8"> </text:span><text:span text:style-name="T8">B</text:span><text:span text:style-name="T8">a</text:span><text:span text:style-name="T8">t</text:span><text:span text:style-name="T8">c</text:span><text:span text:style-name="T8">h</text:span></text:p>
          </draw:text-box>
        </draw:frame>
        <draw:frame draw:style-name="gr18" draw:text-style-name="P16" draw:layer="layout" svg:width="1.921cm" svg:height="0.725cm" svg:x="-0.698cm" svg:y="13.2cm">
          <draw:text-box>
            <text:p><text:span text:style-name="T8">1</text:span><text:span text:style-name="T9">s</text:span><text:span text:style-name="T9">t</text:span><text:span text:style-name="T8"> </text:span><text:span text:style-name="T8">B</text:span><text:span text:style-name="T8">a</text:span><text:span text:style-name="T8">t</text:span><text:span text:style-name="T8">c</text:span><text:span text:style-name="T8">h</text:span></text:p>
          </draw:text-box>
        </draw:frame>
        <draw:frame draw:style-name="gr29" draw:text-style-name="P16" draw:layer="layout" svg:width="1.997cm" svg:height="0.725cm" svg:x="-0.798cm" svg:y="14.2cm">
          <draw:text-box>
            <text:p><text:span text:style-name="T8">2</text:span><text:span text:style-name="T9">nd</text:span><text:span text:style-name="T8"> </text:span><text:span text:style-name="T8">B</text:span><text:span text:style-name="T8">a</text:span><text:span text:style-name="T8">t</text:span><text:span text:style-name="T8">c</text:span><text:span text:style-name="T8">h</text:span></text:p>
          </draw:text-box>
        </draw:frame>
        <draw:frame draw:style-name="gr30" draw:text-style-name="P17" draw:layer="layout" svg:width="1.207cm" svg:height="0.475cm" svg:x="20.186cm" svg:y="8.8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17" draw:layer="layout" svg:width="1.686cm" svg:height="0.53cm" svg:x="7.388cm" svg:y="9.09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0" draw:text-style-name="P18" draw:layer="layout" svg:width="0.424cm" svg:height="0.47cm" svg:x="20.491cm" svg:y="0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1" draw:text-style-name="P19" draw:layer="layout" svg:x1="0cm" svg:y1="0.1cm" svg:x2="28cm" svg:y2="0.1cm">
          <text:p/>
        </draw:line>
        <draw:frame draw:style-name="gr32" draw:text-style-name="P11" draw:layer="layout" svg:width="2.936cm" svg:height="0.683cm" svg:x="-2.206cm" svg:y="9cm">
          <draw:text-box>
            <text:p><text:span text:style-name="T10">1×1</text:span><text:span text:style-name="T11">×C</text:span><text:span text:style-name="T12"> kernel</text:span></text:p>
          </draw:text-box>
        </draw:frame>
        <draw:line draw:style-name="gr33" draw:text-style-name="P5" draw:layer="layout" svg:x1="9.793cm" svg:y1="0.908cm" svg:x2="8.929cm" svg:y2="1.715cm">
          <text:p/>
        </draw:line>
        <draw:line draw:style-name="gr33" draw:text-style-name="P5" draw:layer="layout" svg:x1="10.394cm" svg:y1="9.301cm" svg:x2="9.53cm" svg:y2="10.108cm">
          <text:p/>
        </draw:line>
        <draw:custom-shape draw:style-name="gr9" draw:text-style-name="P6" draw:layer="layout" svg:width="0.311cm" svg:height="0.311cm" svg:x="14.815cm" svg:y="14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5.276cm" svg:y="13.997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5.276cm" svg:y="14.598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4.819cm" svg:y="14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5.276cm" svg:y="13.4cm">
          <draw:text-box>
            <text:p><text:span text:style-name="T13">Used </text:span><text:span text:style-name="T13">MAC</text:span></text:p>
          </draw:text-box>
        </draw:frame>
        <draw:custom-shape draw:style-name="gr38" draw:text-style-name="P22" draw:layer="layout" svg:width="0.311cm" svg:height="0.311cm" svg:x="14.819cm" svg:y="1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9" draw:layer="layout" svg:x1="0cm" svg:y1="8.6cm" svg:x2="28cm" svg:y2="8.6cm">
          <text:p/>
        </draw:line>
        <draw:line draw:style-name="gr31" draw:text-style-name="P19" draw:layer="layout" svg:x1="0cm" svg:y1="12.2cm" svg:x2="28cm" svg:y2="12.2cm">
          <text:p/>
        </draw:line>
        <draw:line draw:style-name="gr31" draw:text-style-name="P19" draw:layer="layout" svg:x1="0cm" svg:y1="15.4cm" svg:x2="28cm" svg:y2="15.4cm">
          <text:p/>
        </draw:line>
        <draw:line draw:style-name="gr31" draw:text-style-name="P19" draw:layer="layout" svg:x1="1.2cm" svg:y1="0.1cm" svg:x2="1.2cm" svg:y2="15.4cm">
          <text:p/>
        </draw:line>
        <draw:line draw:style-name="gr31" draw:text-style-name="P19" draw:layer="layout" svg:x1="13.9cm" svg:y1="8.6cm" svg:x2="13.9cm" svg:y2="15.4cm">
          <text:p/>
        </draw:line>
        <draw:line draw:style-name="gr31" draw:text-style-name="P19" draw:layer="layout" svg:x1="25.9cm" svg:y1="0.1cm" svg:x2="25.9cm" svg:y2="15.4cm">
          <text:p/>
        </draw:line>
        <draw:line draw:style-name="gr7" draw:text-style-name="P5" draw:layer="layout" svg:x1="20.236cm" svg:y1="10.8cm" svg:x2="19.79cm" svg:y2="10.8cm">
          <text:p/>
        </draw:line>
        <draw:line draw:style-name="gr7" draw:text-style-name="P5" draw:layer="layout" svg:x1="20.234cm" svg:y1="11.6cm" svg:x2="19.788cm" svg:y2="11.6cm">
          <text:p/>
        </draw:line>
        <draw:line draw:style-name="gr7" draw:text-style-name="P5" draw:layer="layout" svg:x1="20.232cm" svg:y1="10cm" svg:x2="19.786cm" svg:y2="10cm">
          <text:p/>
        </draw:line>
        <draw:line draw:style-name="gr20" draw:text-style-name="P5" draw:layer="layout" svg:x1="5.6cm" svg:y1="1.393cm" svg:x2="2.801cm" svg:y2="1.393cm">
          <text:p/>
        </draw:line>
        <draw:frame draw:style-name="gr30" draw:text-style-name="P17" draw:layer="layout" svg:width="1.135cm" svg:height="0.588cm" svg:x="3.889cm" svg:y="0.6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0" draw:text-style-name="P5" draw:layer="layout" svg:x1="2.401cm" svg:y1="1.6cm" svg:x2="2.401cm" svg:y2="3.392cm">
          <text:p/>
        </draw:line>
        <draw:frame draw:style-name="gr30" draw:text-style-name="P17" draw:layer="layout" svg:width="1.119cm" svg:height="0.528cm" svg:x="1.289cm" svg:y="2.1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5" draw:layer="layout" svg:x1="5.601cm" svg:y1="9.794cm" svg:x2="2.802cm" svg:y2="9.794cm">
          <text:p/>
        </draw:line>
        <draw:frame draw:style-name="gr30" draw:text-style-name="P17" draw:layer="layout" svg:width="1.135cm" svg:height="0.588cm" svg:x="3.89cm" svg:y="9.0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20" draw:text-style-name="P5" draw:layer="layout" svg:x1="2.402cm" svg:y1="10.001cm" svg:x2="2.402cm" svg:y2="11.793cm">
          <text:p/>
        </draw:line>
        <draw:frame draw:style-name="gr30" draw:text-style-name="P17" draw:layer="layout" svg:width="1.119cm" svg:height="0.528cm" svg:x="1.29cm" svg:y="10.5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7" draw:layer="layout" svg:width="2.828cm" svg:height="0.53cm" svg:x="10.388cm" svg:y="9.0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0" draw:text-style-name="P17" draw:layer="layout" svg:width="2.392cm" svg:height="0.53cm" svg:x="6.988cm" svg:y="12.4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0" draw:text-style-name="P5" draw:layer="layout" svg:x1="5.602cm" svg:y1="13.095cm" svg:x2="2.803cm" svg:y2="13.095cm">
          <text:p/>
        </draw:line>
        <draw:frame draw:style-name="gr30" draw:text-style-name="P17" draw:layer="layout" svg:width="1.136cm" svg:height="0.532cm" svg:x="3.891cm" svg:y="12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0" draw:text-style-name="P5" draw:layer="layout" svg:x1="2.403cm" svg:y1="13.302cm" svg:x2="2.403cm" svg:y2="15.094cm">
          <text:p/>
        </draw:line>
        <draw:frame draw:style-name="gr30" draw:text-style-name="P17" draw:layer="layout" svg:width="1.119cm" svg:height="0.528cm" svg:x="1.291cm" svg:y="13.8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33" draw:text-style-name="P5" draw:layer="layout" svg:x1="10.387cm" svg:y1="12.609cm" svg:x2="9.523cm" svg:y2="13.416cm">
          <text:p/>
        </draw:line>
        <draw:frame draw:style-name="gr30" draw:text-style-name="P17" draw:layer="layout" svg:width="2.828cm" svg:height="0.53cm" svg:x="10.381cm" svg:y="12.40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0" draw:text-style-name="P17" draw:layer="layout" svg:width="2.131cm" svg:height="0.47cm" svg:x="9.788cm" svg:y="0.69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20" draw:text-style-name="P5" draw:layer="layout" svg:x1="17.401cm" svg:y1="0.794cm" svg:x2="15.6cm" svg:y2="0.794cm">
          <text:p/>
        </draw:line>
        <draw:frame draw:style-name="gr30" draw:text-style-name="P17" draw:layer="layout" svg:width="1.136cm" svg:height="0.528cm" svg:x="15.99cm" svg:y="0.19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0" draw:text-style-name="P5" draw:layer="layout" svg:x1="15.202cm" svg:y1="1.001cm" svg:x2="15.202cm" svg:y2="3.4cm">
          <text:p/>
        </draw:line>
        <draw:frame draw:style-name="gr30" draw:text-style-name="P17" draw:layer="layout" svg:width="1.178cm" svg:height="0.528cm" svg:x="14.09cm" svg:y="1.9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0" draw:text-style-name="P5" draw:layer="layout" svg:x1="17.402cm" svg:y1="9.394cm" svg:x2="15.601cm" svg:y2="9.394cm">
          <text:p/>
        </draw:line>
        <draw:frame draw:style-name="gr30" draw:text-style-name="P17" draw:layer="layout" svg:width="1.136cm" svg:height="0.528cm" svg:x="15.991cm" svg:y="8.79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20" draw:text-style-name="P5" draw:layer="layout" svg:x1="15.203cm" svg:y1="9.601cm" svg:x2="15.203cm" svg:y2="12cm">
          <text:p/>
        </draw:line>
        <draw:frame draw:style-name="gr30" draw:text-style-name="P17" draw:layer="layout" svg:width="1.178cm" svg:height="0.528cm" svg:x="14.091cm" svg:y="10.52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31" draw:text-style-name="P19" draw:layer="layout" svg:x1="0cm" svg:y1="3.6cm" svg:x2="28cm" svg:y2="3.6cm">
          <text:p/>
        </draw:line>
        <draw:line draw:style-name="gr31" draw:text-style-name="P19" draw:layer="layout" svg:x1="13.9cm" svg:y1="0.1cm" svg:x2="13.9cm" svg:y2="3.6cm">
          <text:p/>
        </draw:line>
        <draw:custom-shape draw:style-name="gr39" draw:text-style-name="P1" draw:layer="layout" svg:width="12.566cm" svg:height="0.6cm" svg:x="2.899cm" svg:y="4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2.4cm" svg:x="2.799cm" svg:y="4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cm" svg:height="2.4cm" svg:x="4.9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7.199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9.399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11cm" svg:height="0.311cm" svg:x="3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043cm" svg:y1="5.007cm" svg:x2="2.597cm" svg:y2="5.007cm">
          <text:p/>
        </draw:line>
        <draw:line draw:style-name="gr7" draw:text-style-name="P5" draw:layer="layout" svg:x1="4.043cm" svg:y1="5.007cm" svg:x2="3.354cm" svg:y2="5.007cm">
          <text:p/>
        </draw:line>
        <draw:line draw:style-name="gr8" draw:text-style-name="P5" draw:layer="layout" svg:x1="4.797cm" svg:y1="5.007cm" svg:x2="4.354cm" svg:y2="5.007cm">
          <text:p/>
        </draw:line>
        <draw:custom-shape draw:style-name="gr38" draw:text-style-name="P22" draw:layer="layout" svg:width="0.311cm" svg:height="0.311cm" svg:x="4.04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041cm" svg:y1="5.807cm" svg:x2="2.595cm" svg:y2="5.807cm">
          <text:p/>
        </draw:line>
        <draw:line draw:style-name="gr11" draw:text-style-name="P8" draw:layer="layout" svg:x1="4.041cm" svg:y1="5.807cm" svg:x2="3.352cm" svg:y2="5.807cm">
          <text:p/>
        </draw:line>
        <draw:line draw:style-name="gr12" draw:text-style-name="P8" draw:layer="layout" svg:x1="4.795cm" svg:y1="5.807cm" svg:x2="4.352cm" svg:y2="5.807cm">
          <text:p/>
        </draw:line>
        <draw:custom-shape draw:style-name="gr6" draw:text-style-name="P4" draw:layer="layout" svg:width="0.311cm" svg:height="0.311cm" svg:x="4.041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3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039cm" svg:y1="6.607cm" svg:x2="2.593cm" svg:y2="6.607cm">
          <text:p/>
        </draw:line>
        <draw:line draw:style-name="gr11" draw:text-style-name="P8" draw:layer="layout" svg:x1="4.039cm" svg:y1="6.607cm" svg:x2="3.35cm" svg:y2="6.607cm">
          <text:p/>
        </draw:line>
        <draw:line draw:style-name="gr12" draw:text-style-name="P8" draw:layer="layout" svg:x1="4.793cm" svg:y1="6.607cm" svg:x2="4.35cm" svg:y2="6.607cm">
          <text:p/>
        </draw:line>
        <draw:custom-shape draw:style-name="gr6" draw:text-style-name="P4" draw:layer="layout" svg:width="0.311cm" svg:height="0.311cm" svg:x="4.0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5.237cm" svg:y1="6.607cm" svg:x2="4.791cm" svg:y2="6.607cm">
          <text:p/>
        </draw:line>
        <draw:line draw:style-name="gr11" draw:text-style-name="P8" draw:layer="layout" svg:x1="6.237cm" svg:y1="6.607cm" svg:x2="5.548cm" svg:y2="6.607cm">
          <text:p/>
        </draw:line>
        <draw:line draw:style-name="gr12" draw:text-style-name="P8" draw:layer="layout" svg:x1="6.991cm" svg:y1="6.607cm" svg:x2="6.548cm" svg:y2="6.607cm">
          <text:p/>
        </draw:line>
        <draw:custom-shape draw:style-name="gr10" draw:text-style-name="P7" draw:layer="layout" svg:width="0.311cm" svg:height="0.311cm" svg:x="6.23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5.235cm" svg:y1="5.807cm" svg:x2="4.789cm" svg:y2="5.807cm">
          <text:p/>
        </draw:line>
        <draw:line draw:style-name="gr11" draw:text-style-name="P8" draw:layer="layout" svg:x1="6.235cm" svg:y1="5.807cm" svg:x2="5.546cm" svg:y2="5.807cm">
          <text:p/>
        </draw:line>
        <draw:line draw:style-name="gr12" draw:text-style-name="P8" draw:layer="layout" svg:x1="6.989cm" svg:y1="5.807cm" svg:x2="6.546cm" svg:y2="5.807cm">
          <text:p/>
        </draw:line>
        <draw:custom-shape draw:style-name="gr10" draw:text-style-name="P7" draw:layer="layout" svg:width="0.311cm" svg:height="0.311cm" svg:x="6.235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5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233cm" svg:y1="5.007cm" svg:x2="4.787cm" svg:y2="5.007cm">
          <text:p/>
        </draw:line>
        <draw:line draw:style-name="gr7" draw:text-style-name="P5" draw:layer="layout" svg:x1="6.233cm" svg:y1="5.007cm" svg:x2="5.544cm" svg:y2="5.007cm">
          <text:p/>
        </draw:line>
        <draw:line draw:style-name="gr8" draw:text-style-name="P5" draw:layer="layout" svg:x1="6.987cm" svg:y1="5.007cm" svg:x2="6.544cm" svg:y2="5.007cm">
          <text:p/>
        </draw:line>
        <draw:custom-shape draw:style-name="gr9" draw:text-style-name="P6" draw:layer="layout" svg:width="0.311cm" svg:height="0.311cm" svg:x="6.233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7.439cm" svg:y1="5.807cm" svg:x2="6.993cm" svg:y2="5.807cm">
          <text:p/>
        </draw:line>
        <draw:custom-shape draw:style-name="gr6" draw:text-style-name="P4" draw:layer="layout" svg:width="0.311cm" svg:height="0.311cm" svg:x="7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8.433cm" svg:y1="5.807cm" svg:x2="7.744cm" svg:y2="5.807cm">
          <text:p/>
        </draw:line>
        <draw:line draw:style-name="gr12" draw:text-style-name="P8" draw:layer="layout" svg:x1="9.187cm" svg:y1="5.807cm" svg:x2="8.744cm" svg:y2="5.807cm">
          <text:p/>
        </draw:line>
        <draw:custom-shape draw:style-name="gr6" draw:text-style-name="P4" draw:layer="layout" svg:width="0.311cm" svg:height="0.311cm" svg:x="8.4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7.437cm" svg:y1="6.607cm" svg:x2="6.991cm" svg:y2="6.607cm">
          <text:p/>
        </draw:line>
        <draw:custom-shape draw:style-name="gr6" draw:text-style-name="P4" draw:layer="layout" svg:width="0.311cm" svg:height="0.311cm" svg:x="7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8.431cm" svg:y1="6.607cm" svg:x2="7.742cm" svg:y2="6.607cm">
          <text:p/>
        </draw:line>
        <draw:line draw:style-name="gr12" draw:text-style-name="P8" draw:layer="layout" svg:x1="9.185cm" svg:y1="6.607cm" svg:x2="8.742cm" svg:y2="6.607cm">
          <text:p/>
        </draw:line>
        <draw:custom-shape draw:style-name="gr6" draw:text-style-name="P4" draw:layer="layout" svg:width="0.311cm" svg:height="0.311cm" svg:x="8.431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7.435cm" svg:y1="5.007cm" svg:x2="6.989cm" svg:y2="5.007cm">
          <text:p/>
        </draw:line>
        <draw:custom-shape draw:style-name="gr6" draw:text-style-name="P4" draw:layer="layout" svg:width="0.311cm" svg:height="0.311cm" svg:x="7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429cm" svg:y1="5.007cm" svg:x2="7.74cm" svg:y2="5.007cm">
          <text:p/>
        </draw:line>
        <draw:line draw:style-name="gr8" draw:text-style-name="P5" draw:layer="layout" svg:x1="9.183cm" svg:y1="5.007cm" svg:x2="8.74cm" svg:y2="5.007cm">
          <text:p/>
        </draw:line>
        <draw:custom-shape draw:style-name="gr38" draw:text-style-name="P22" draw:layer="layout" svg:width="0.311cm" svg:height="0.311cm" svg:x="8.429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635cm" svg:y1="5.007cm" svg:x2="9.189cm" svg:y2="5.007cm">
          <text:p/>
        </draw:line>
        <draw:line draw:style-name="gr7" draw:text-style-name="P5" draw:layer="layout" svg:x1="10.635cm" svg:y1="5.007cm" svg:x2="9.946cm" svg:y2="5.007cm">
          <text:p/>
        </draw:line>
        <draw:line draw:style-name="gr8" draw:text-style-name="P5" draw:layer="layout" svg:x1="11.389cm" svg:y1="5.007cm" svg:x2="10.946cm" svg:y2="5.007cm">
          <text:p/>
        </draw:line>
        <draw:custom-shape draw:style-name="gr9" draw:text-style-name="P6" draw:layer="layout" svg:width="0.311cm" svg:height="0.311cm" svg:x="10.63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9.633cm" svg:y1="5.807cm" svg:x2="9.187cm" svg:y2="5.807cm">
          <text:p/>
        </draw:line>
        <draw:line draw:style-name="gr11" draw:text-style-name="P8" draw:layer="layout" svg:x1="10.633cm" svg:y1="5.807cm" svg:x2="9.944cm" svg:y2="5.807cm">
          <text:p/>
        </draw:line>
        <draw:line draw:style-name="gr12" draw:text-style-name="P8" draw:layer="layout" svg:x1="11.387cm" svg:y1="5.807cm" svg:x2="10.944cm" svg:y2="5.807cm">
          <text:p/>
        </draw:line>
        <draw:custom-shape draw:style-name="gr10" draw:text-style-name="P7" draw:layer="layout" svg:width="0.311cm" svg:height="0.311cm" svg:x="10.633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9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9.631cm" svg:y1="6.607cm" svg:x2="9.185cm" svg:y2="6.607cm">
          <text:p/>
        </draw:line>
        <draw:line draw:style-name="gr11" draw:text-style-name="P8" draw:layer="layout" svg:x1="10.631cm" svg:y1="6.607cm" svg:x2="9.942cm" svg:y2="6.607cm">
          <text:p/>
        </draw:line>
        <draw:line draw:style-name="gr12" draw:text-style-name="P8" draw:layer="layout" svg:x1="11.385cm" svg:y1="6.607cm" svg:x2="10.942cm" svg:y2="6.607cm">
          <text:p/>
        </draw:line>
        <draw:custom-shape draw:style-name="gr10" draw:text-style-name="P7" draw:layer="layout" svg:width="0.311cm" svg:height="0.311cm" svg:x="10.639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4.6cm" svg:y1="4.401cm" svg:x2="2.799cm" svg:y2="4.401cm">
          <text:p/>
        </draw:line>
        <draw:line draw:style-name="gr20" draw:text-style-name="P5" draw:layer="layout" svg:x1="2.401cm" svg:y1="4.608cm" svg:x2="2.401cm" svg:y2="7.007cm">
          <text:p/>
        </draw:line>
        <draw:custom-shape draw:style-name="gr5" draw:text-style-name="P3" draw:layer="layout" svg:width="1.8cm" svg:height="2.4cm" svg:x="11.585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2.4cm" svg:x="13.785cm" svg:y="4.607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1.825cm" svg:y1="5.807cm" svg:x2="11.379cm" svg:y2="5.807cm">
          <text:p/>
        </draw:line>
        <draw:custom-shape draw:style-name="gr6" draw:text-style-name="P4" draw:layer="layout" svg:width="0.311cm" svg:height="0.311cm" svg:x="11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2.819cm" svg:y1="5.807cm" svg:x2="12.13cm" svg:y2="5.807cm">
          <text:p/>
        </draw:line>
        <draw:line draw:style-name="gr12" draw:text-style-name="P8" draw:layer="layout" svg:x1="13.573cm" svg:y1="5.807cm" svg:x2="13.13cm" svg:y2="5.807cm">
          <text:p/>
        </draw:line>
        <draw:custom-shape draw:style-name="gr6" draw:text-style-name="P4" draw:layer="layout" svg:width="0.311cm" svg:height="0.311cm" svg:x="12.8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1.823cm" svg:y1="6.607cm" svg:x2="11.377cm" svg:y2="6.607cm">
          <text:p/>
        </draw:line>
        <draw:custom-shape draw:style-name="gr6" draw:text-style-name="P4" draw:layer="layout" svg:width="0.311cm" svg:height="0.311cm" svg:x="11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2.817cm" svg:y1="6.607cm" svg:x2="12.128cm" svg:y2="6.607cm">
          <text:p/>
        </draw:line>
        <draw:line draw:style-name="gr12" draw:text-style-name="P8" draw:layer="layout" svg:x1="13.571cm" svg:y1="6.607cm" svg:x2="13.128cm" svg:y2="6.607cm">
          <text:p/>
        </draw:line>
        <draw:custom-shape draw:style-name="gr6" draw:text-style-name="P4" draw:layer="layout" svg:width="0.311cm" svg:height="0.311cm" svg:x="12.817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821cm" svg:y1="5.007cm" svg:x2="11.375cm" svg:y2="5.007cm">
          <text:p/>
        </draw:line>
        <draw:custom-shape draw:style-name="gr6" draw:text-style-name="P4" draw:layer="layout" svg:width="0.311cm" svg:height="0.311cm" svg:x="11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815cm" svg:y1="5.007cm" svg:x2="12.126cm" svg:y2="5.007cm">
          <text:p/>
        </draw:line>
        <draw:line draw:style-name="gr8" draw:text-style-name="P5" draw:layer="layout" svg:x1="13.569cm" svg:y1="5.007cm" svg:x2="13.126cm" svg:y2="5.007cm">
          <text:p/>
        </draw:line>
        <draw:custom-shape draw:style-name="gr40" draw:text-style-name="P23" draw:layer="layout" svg:width="0.311cm" svg:height="0.311cm" svg:x="12.815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021cm" svg:y1="5.007cm" svg:x2="13.575cm" svg:y2="5.007cm">
          <text:p/>
        </draw:line>
        <draw:line draw:style-name="gr7" draw:text-style-name="P5" draw:layer="layout" svg:x1="15.021cm" svg:y1="5.007cm" svg:x2="14.332cm" svg:y2="5.007cm">
          <text:p/>
        </draw:line>
        <draw:line draw:style-name="gr7" draw:text-style-name="P5" draw:layer="layout" svg:x1="15.775cm" svg:y1="5.007cm" svg:x2="15.332cm" svg:y2="5.007cm">
          <text:p/>
        </draw:line>
        <draw:custom-shape draw:style-name="gr9" draw:text-style-name="P6" draw:layer="layout" svg:width="0.311cm" svg:height="0.311cm" svg:x="15.021cm" svg:y="4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4.019cm" svg:y1="5.807cm" svg:x2="13.573cm" svg:y2="5.807cm">
          <text:p/>
        </draw:line>
        <draw:line draw:style-name="gr11" draw:text-style-name="P8" draw:layer="layout" svg:x1="15.019cm" svg:y1="5.807cm" svg:x2="14.33cm" svg:y2="5.807cm">
          <text:p/>
        </draw:line>
        <draw:line draw:style-name="gr11" draw:text-style-name="P8" draw:layer="layout" svg:x1="15.773cm" svg:y1="5.807cm" svg:x2="15.33cm" svg:y2="5.807cm">
          <text:p/>
        </draw:line>
        <draw:custom-shape draw:style-name="gr10" draw:text-style-name="P7" draw:layer="layout" svg:width="0.311cm" svg:height="0.311cm" svg:x="15.019cm" svg:y="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11cm" svg:height="0.311cm" svg:x="14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4.017cm" svg:y1="6.607cm" svg:x2="13.571cm" svg:y2="6.607cm">
          <text:p/>
        </draw:line>
        <draw:line draw:style-name="gr11" draw:text-style-name="P8" draw:layer="layout" svg:x1="15.017cm" svg:y1="6.607cm" svg:x2="14.328cm" svg:y2="6.607cm">
          <text:p/>
        </draw:line>
        <draw:line draw:style-name="gr11" draw:text-style-name="P8" draw:layer="layout" svg:x1="15.771cm" svg:y1="6.607cm" svg:x2="15.328cm" svg:y2="6.607cm">
          <text:p/>
        </draw:line>
        <draw:custom-shape draw:style-name="gr10" draw:text-style-name="P7" draw:layer="layout" svg:width="0.311cm" svg:height="0.311cm" svg:x="15.025cm" svg:y="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19cm" svg:height="0.528cm" svg:x="1.29cm" svg:y="5.5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9" draw:text-style-name="P6" draw:layer="layout" svg:width="0.311cm" svg:height="0.311cm" svg:x="16.415cm" svg:y="5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8.012cm" svg:height="0.839cm" svg:x="16.876cm" svg:y="5.798cm">
          <draw:text-box>
            <text:p><text:span text:style-name="T13">Unused or multiply-by-zero MAC</text:span></text:p>
          </draw:text-box>
        </draw:frame>
        <draw:frame draw:style-name="gr35" draw:text-style-name="P20" draw:layer="layout" svg:width="10.124cm" svg:height="0.839cm" svg:x="16.876cm" svg:y="6.399cm">
          <draw:text-box>
            <text:p><text:span text:style-name="T13">Used or Unused MAC - benchmark driven</text:span></text:p>
          </draw:text-box>
        </draw:frame>
        <draw:custom-shape draw:style-name="gr36" draw:text-style-name="P21" draw:layer="layout" svg:width="0.311cm" svg:height="0.311cm" svg:x="16.419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3cm" svg:height="0.839cm" svg:x="16.876cm" svg:y="5.201cm">
          <draw:text-box>
            <text:p><text:span text:style-name="T13">Used MAC</text:span></text:p>
          </draw:text-box>
        </draw:frame>
        <draw:custom-shape draw:style-name="gr38" draw:text-style-name="P22" draw:layer="layout" svg:width="0.311cm" svg:height="0.311cm" svg:x="16.419cm" svg:y="5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1.135cm" svg:height="0.588cm" svg:x="3.29cm" svg:y="3.79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39" draw:text-style-name="P1" draw:layer="layout" svg:width="12.566cm" svg:height="0.6cm" svg:x="2.899cm" svg:y="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2.566cm" svg:height="0.6cm" svg:x="2.899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9" draw:layer="layout" svg:x1="15.9cm" svg:y1="3.6cm" svg:x2="15.9cm" svg:y2="7.1cm">
          <text:p/>
        </draw:line>
        <draw:line draw:style-name="gr31" draw:text-style-name="P19" draw:layer="layout" svg:x1="0cm" svg:y1="7.1cm" svg:x2="28cm" svg:y2="7.1cm">
          <text:p/>
        </draw:line>
        <presentation:notes draw:style-name="dp2">
          <draw:page-thumbnail draw:style-name="gr41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akar1" svg:font-family="aakar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Dark_20_Downward_20_Diagonal" draw:display-name="Dark Downward Diagonal" xlink:href="Pictures/100000000000000800000008FAA3659C24F98C48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1-06-12T04:01:36.605336342</dc:date>
    <meta:editing-duration>P2DT4H55M</meta:editing-duration>
    <meta:editing-cycles>230</meta:editing-cycles>
    <meta:generator>LibreOffice/6.0.7.3$Linux_X86_64 LibreOffice_project/00m0$Build-3</meta:generator>
    <meta:document-statistic meta:object-count="520"/>
  </office:meta>
</office:document-meta>
</file>

<file path=Object 1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10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11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12/content.xml><?xml version="1.0" encoding="utf-8"?>
<math xmlns="http://www.w3.org/1998/Math/MathML" display="block">
  <semantics>
    <mrow>
      <mo fence="true" stretchy="false">⌈</mo>
      <mrow>
        <mrow>
          <msub>
            <mi mathvariant="italic">kernel</mi>
            <mtext>size</mtext>
          </msub>
          <mo stretchy="false">/</mo>
          <mn>3</mn>
        </mrow>
      </mrow>
      <mo fence="true" stretchy="false">⌉</mo>
    </mrow>
    <annotation encoding="StarMath 5.0">lceil {kernel}_{"size"}/3 rceil 
</annotation>
  </semantics>
</math>
</file>

<file path=Object 13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14/content.xml><?xml version="1.0" encoding="utf-8"?>
<math xmlns="http://www.w3.org/1998/Math/MathML" display="block">
  <semantics>
    <mrow>
      <mn>1</mn>
      <mo stretchy="false">×</mo>
      <mn>1</mn>
      <mo stretchy="false">×</mo>
      <msub>
        <mi mathvariant="italic">kernel</mi>
        <mtext>size</mtext>
      </msub>
    </mrow>
    <annotation encoding="StarMath 5.0">1 times 1 times {kernel}_{"size"}</annotation>
  </semantics>
</math>
</file>

<file path=Object 15/content.xml><?xml version="1.0" encoding="utf-8"?>
<math xmlns="http://www.w3.org/1998/Math/MathML" display="block">
  <semantics>
    <mrow>
      <mrow>
        <mn>3</mn>
        <mo stretchy="false">×</mo>
        <mn>3</mn>
      </mrow>
      <mi mathvariant="italic">kernel</mi>
    </mrow>
    <annotation encoding="StarMath 5.0">3 times 3 kernel</annotation>
  </semantics>
</math>
</file>

<file path=Object 16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17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18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
</annotation>
  </semantics>
</math>
</file>

<file path=Object 19/content.xml><?xml version="1.0" encoding="utf-8"?>
<math xmlns="http://www.w3.org/1998/Math/MathML" display="block">
  <semantics>
    <msup>
      <mover accent="true">
        <mi>K</mi>
        <mo stretchy="false">^</mo>
      </mover>
      <mi mathvariant="italic">unroll</mi>
    </msup>
    <annotation encoding="StarMath 5.0">{hat{K}}^{unroll}
</annotation>
  </semantics>
</math>
</file>

<file path=Object 20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3/content.xml><?xml version="1.0" encoding="utf-8"?>
<math xmlns="http://www.w3.org/1998/Math/MathML" display="block">
  <semantics>
    <mn>9</mn>
    <annotation encoding="StarMath 5.0">9 
</annotation>
  </semantics>
</math>
</file>

<file path=Object 4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

<file path=Object 5/content.xml><?xml version="1.0" encoding="utf-8"?>
<math xmlns="http://www.w3.org/1998/Math/MathML" display="block">
  <semantics>
    <msup>
      <mover accent="true">
        <mi>B</mi>
        <mo stretchy="false">^</mo>
      </mover>
      <mi mathvariant="italic">unroll</mi>
    </msup>
    <annotation encoding="StarMath 5.0">{hat{B}}^{unroll}
</annotation>
  </semantics>
</math>
</file>

<file path=Object 6/content.xml><?xml version="1.0" encoding="utf-8"?>
<math xmlns="http://www.w3.org/1998/Math/MathML" display="block">
  <semantics>
    <msup>
      <mover accent="true">
        <mi>C</mi>
        <mo stretchy="false">^</mo>
      </mover>
      <mi mathvariant="italic">unroll</mi>
    </msup>
    <annotation encoding="StarMath 5.0">{hat{C}}^{unroll}</annotation>
  </semantics>
</math>
</file>

<file path=Object 7/content.xml><?xml version="1.0" encoding="utf-8"?>
<math xmlns="http://www.w3.org/1998/Math/MathML" display="block">
  <semantics>
    <mrow>
      <mo fence="true" stretchy="false">⌈</mo>
      <mrow>
        <mrow>
          <mi>C</mi>
          <mo stretchy="false">/</mo>
          <mn>2</mn>
        </mrow>
      </mrow>
      <mo fence="true" stretchy="false">⌉</mo>
    </mrow>
    <annotation encoding="StarMath 5.0">lceil C/2 rceil 
</annotation>
  </semantics>
</math>
</file>

<file path=Object 8/content.xml><?xml version="1.0" encoding="utf-8"?>
<math xmlns="http://www.w3.org/1998/Math/MathML" display="block">
  <semantics>
    <msub>
      <mi mathvariant="italic">kernel</mi>
      <mtext>size</mtext>
    </msub>
    <annotation encoding="StarMath 5.0">{kernel}_{"size"}</annotation>
  </semantics>
</math>
</file>

<file path=Object 9/content.xml><?xml version="1.0" encoding="utf-8"?>
<math xmlns="http://www.w3.org/1998/Math/MathML" display="block">
  <semantics>
    <msubsup>
      <mover accent="true">
        <mi>F</mi>
        <mo stretchy="false">^</mo>
      </mover>
      <mi>X</mi>
      <mi mathvariant="italic">unroll</mi>
    </msubsup>
    <annotation encoding="StarMath 5.0">{hat{F}}^{unroll}_{X}
</annotation>
  </semantics>
</math>
</file>